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81cm"/>
    </style:style>
    <style:style style:name="Table1.B" style:family="table-column">
      <style:table-column-properties style:column-width="3.17cm"/>
    </style:style>
    <style:style style:name="Table1.C" style:family="table-column">
      <style:table-column-properties style:column-width="10.4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e6691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paragraph-rsid="0022ee1b" style:font-weight-asian="bold" style:font-weight-complex="bold"/>
    </style:style>
    <style:style style:name="P4" style:family="paragraph" style:parent-style-name="Heading_20_3">
      <style:text-properties officeooo:paragraph-rsid="00255206"/>
    </style:style>
    <style:style style:name="P5" style:family="paragraph" style:parent-style-name="Text_20_body">
      <style:text-properties officeooo:paragraph-rsid="00255206"/>
    </style:style>
    <style:style style:name="P6" style:family="paragraph" style:parent-style-name="Heading_20_3">
      <style:paragraph-properties fo:text-align="center" style:justify-single-word="false"/>
      <style:text-properties officeooo:paragraph-rsid="00255206"/>
    </style:style>
    <style:style style:name="P7" style:family="paragraph" style:parent-style-name="Standard">
      <style:text-properties officeooo:rsid="00288422" officeooo:paragraph-rsid="00288422"/>
    </style:style>
    <style:style style:name="P8" style:family="paragraph" style:parent-style-name="Standard">
      <style:text-properties officeooo:rsid="002bce5e" officeooo:paragraph-rsid="002bce5e"/>
    </style:style>
    <style:style style:name="P9" style:family="paragraph" style:parent-style-name="Text_20_body">
      <style:text-properties officeooo:rsid="002bce5e" officeooo:paragraph-rsid="002bce5e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ce5e" officeooo:paragraph-rsid="002bce5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7c23" officeooo:paragraph-rsid="00337c2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02051" officeooo:paragraph-rsid="00402051" style:font-weight-asian="bold" style:font-weight-complex="bold"/>
    </style:style>
    <style:style style:name="P13" style:family="paragraph" style:parent-style-name="Text_20_body">
      <style:text-properties officeooo:rsid="0026f246" officeooo:paragraph-rsid="0026f246"/>
    </style:style>
    <style:style style:name="P14" style:family="paragraph" style:parent-style-name="Text_20_body">
      <style:text-properties officeooo:rsid="0026f246" officeooo:paragraph-rsid="0029ddf7"/>
    </style:style>
    <style:style style:name="P15" style:family="paragraph" style:parent-style-name="Standard">
      <style:text-properties officeooo:rsid="00337c23" officeooo:paragraph-rsid="00337c23"/>
    </style:style>
    <style:style style:name="P16" style:family="paragraph" style:parent-style-name="Standard">
      <style:text-properties officeooo:rsid="00337c23" officeooo:paragraph-rsid="003d6c97"/>
    </style:style>
    <style:style style:name="P17" style:family="paragraph" style:parent-style-name="Standard">
      <style:paragraph-properties fo:text-align="start" style:justify-single-word="false"/>
      <style:text-properties officeooo:rsid="00337c23" officeooo:paragraph-rsid="003d6c97"/>
    </style:style>
    <style:style style:name="P18" style:family="paragraph" style:parent-style-name="Text_20_body">
      <style:paragraph-properties fo:text-align="start" style:justify-single-word="false"/>
      <style:text-properties officeooo:rsid="00337c23" officeooo:paragraph-rsid="003dd571"/>
    </style:style>
    <style:style style:name="P19" style:family="paragraph" style:parent-style-name="Text_20_body">
      <style:paragraph-properties fo:text-align="start" style:justify-single-word="false"/>
      <style:text-properties officeooo:rsid="00337c23" officeooo:paragraph-rsid="004155c5"/>
    </style:style>
    <style:style style:name="P20" style:family="paragraph" style:parent-style-name="Text_20_body">
      <style:text-properties officeooo:rsid="00337c23" officeooo:paragraph-rsid="003dd571"/>
    </style:style>
    <style:style style:name="P21" style:family="paragraph" style:parent-style-name="Standard">
      <style:text-properties officeooo:paragraph-rsid="00337c23"/>
    </style:style>
    <style:style style:name="P22" style:family="paragraph" style:parent-style-name="Heading_20_1">
      <style:paragraph-properties fo:margin-left="0cm" fo:margin-right="0cm" fo:margin-top="0cm" fo:margin-bottom="0cm" style:contextual-spacing="false" fo:line-height="14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inherit" fo:font-size="14pt" fo:letter-spacing="normal" fo:font-style="normal" fo:font-weight="bold" style:font-size-asian="14pt" style:font-size-complex="14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Poppins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Poppins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e3039" loext:opacity="100%" style:font-name="Poppins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e3039" loext:opacity="100%" style:font-name="Poppins" fo:font-size="12pt" fo:letter-spacing="normal" fo:font-style="normal" fo:font-weight="bold" officeooo:rsid="0043ed0e" officeooo:paragraph-rsid="0043ed0e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e3039" loext:opacity="100%" fo:letter-spacing="normal"/>
    </style:style>
    <style:style style:name="P29" style:family="paragraph" style:parent-style-name="Heading_20_4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30" style:family="paragraph" style:parent-style-name="Text_20_body">
      <style:text-properties officeooo:paragraph-rsid="003dd571"/>
    </style:style>
    <style:style style:name="P31" style:family="paragraph" style:parent-style-name="Text_20_body">
      <style:text-properties officeooo:paragraph-rsid="004155c5"/>
    </style:style>
    <style:style style:name="P32" style:family="paragraph" style:parent-style-name="Text_20_body">
      <style:text-properties officeooo:rsid="0043ed0e" officeooo:paragraph-rsid="0043ed0e"/>
    </style:style>
    <style:style style:name="P33" style:family="paragraph" style:parent-style-name="Text_20_body">
      <style:text-properties officeooo:rsid="00452863" officeooo:paragraph-rsid="00452863"/>
    </style:style>
    <style:style style:name="P34" style:family="paragraph" style:parent-style-name="Text_20_body">
      <style:text-properties officeooo:rsid="00452863" officeooo:paragraph-rsid="004c94b3"/>
    </style:style>
    <style:style style:name="P35" style:family="paragraph" style:parent-style-name="Text_20_body">
      <style:text-properties officeooo:rsid="00452863" officeooo:paragraph-rsid="00452863" fo:background-color="transparent"/>
    </style:style>
    <style:style style:name="P36" style:family="paragraph" style:parent-style-name="Text_20_body">
      <style:text-properties officeooo:rsid="004c94b3" officeooo:paragraph-rsid="004c94b3" fo:background-color="transparent"/>
    </style:style>
    <style:style style:name="P37" style:family="paragraph" style:parent-style-name="Text_20_body">
      <style:text-properties officeooo:paragraph-rsid="004c94b3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>
      <style:text-properties officeooo:paragraph-rsid="002325a2"/>
    </style:style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>
      <style:text-properties officeooo:rsid="00452863" officeooo:paragraph-rsid="00452863"/>
    </style:style>
    <style:style style:name="P50" style:family="paragraph" style:parent-style-name="Text_20_body">
      <style:text-properties officeooo:paragraph-rsid="005393f4"/>
    </style:style>
    <style:style style:name="P51" style:family="paragraph">
      <style:paragraph-properties fo:margin-top="0.42cm" fo:margin-bottom="0.349cm"/>
    </style:style>
    <style:style style:name="P52" style:family="paragraph">
      <loext:graphic-properties draw:fill="none" draw:fill-color="#ffffff"/>
      <style:paragraph-properties fo:margin-top="0.42cm" fo:margin-bottom="0.349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c23" style:font-weight-asian="bold" style:font-weight-complex="bold"/>
    </style:style>
    <style:style style:name="T3" style:family="text">
      <style:text-properties fo:font-weight="bold" officeooo:rsid="0049997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7c23" style:font-weight-asian="normal" style:font-weight-complex="normal"/>
    </style:style>
    <style:style style:name="T8" style:family="text">
      <style:text-properties fo:font-weight="normal" officeooo:rsid="003d6c97" style:font-weight-asian="normal" style:font-weight-complex="normal"/>
    </style:style>
    <style:style style:name="T9" style:family="text">
      <style:text-properties fo:font-weight="normal" officeooo:rsid="003dd571" style:font-weight-asian="normal" style:font-weight-complex="normal"/>
    </style:style>
    <style:style style:name="T10" style:family="text">
      <style:text-properties officeooo:rsid="001e6691"/>
    </style:style>
    <style:style style:name="T11" style:family="text">
      <style:text-properties officeooo:rsid="00218a9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bold" officeooo:rsid="00218a9d" style:font-weight-asian="bold" style:font-weight-complex="bold"/>
    </style:style>
    <style:style style:name="T16" style:family="text">
      <style:text-properties style:use-window-font-color="true" loext:opacity="0%" officeooo:rsid="0022ee1b"/>
    </style:style>
    <style:style style:name="T17" style:family="text">
      <style:text-properties officeooo:rsid="0022ee1b"/>
    </style:style>
    <style:style style:name="T18" style:family="text">
      <style:text-properties fo:font-variant="normal" fo:text-transform="none" style:use-window-font-color="true" loext:opacity="0%" style:font-name="Menlo" fo:font-size="12pt" fo:letter-spacing="normal" fo:font-style="normal" fo:font-weight="bold" fo:background-color="#424242" loext:char-shading-value="0" loext:padding="0cm" loext:border="none"/>
    </style:style>
    <style:style style:name="T19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20" style:family="text">
      <style:text-properties fo:font-variant="normal" fo:text-transform="none" fo:color="#191a1b" loext:opacity="100%" style:font-name="inherit" fo:font-size="15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ff376c" loext:opacity="100%" style:text-line-through-style="none" style:text-line-through-type="none" style:font-name="inherit" fo:font-size="15pt" fo:letter-spacing="normal" fo:font-style="normal" style:text-underline-style="none" fo:font-weight="bold" style:text-blinking="false" loext:padding="0cm" loext:border="none"/>
    </style:style>
    <style:style style:name="T22" style:family="text">
      <style:text-properties officeooo:rsid="002325a2"/>
    </style:style>
    <style:style style:name="T23" style:family="text">
      <style:text-properties officeooo:rsid="00255206"/>
    </style:style>
    <style:style style:name="T24" style:family="text">
      <style:text-properties officeooo:rsid="0029ddf7"/>
    </style:style>
    <style:style style:name="T25" style:family="text">
      <style:text-properties officeooo:rsid="00337c23"/>
    </style:style>
    <style:style style:name="T26" style:family="text">
      <style:text-properties officeooo:rsid="003d6c97"/>
    </style:style>
    <style:style style:name="T27" style:family="text">
      <style:text-properties officeooo:rsid="003dd571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officeooo:rsid="003dd571" style:font-weight-asian="bold" style:font-weight-complex="bold"/>
    </style:style>
    <style:style style:name="T31" style:family="text">
      <style:text-properties style:text-underline-style="none" fo:font-weight="bold" officeooo:rsid="003d6c97" style:font-weight-asian="bold" style:font-weight-complex="bold"/>
    </style:style>
    <style:style style:name="T32" style:family="text">
      <style:text-properties style:text-underline-style="none" fo:font-weight="bold" officeooo:rsid="00402051" style:font-weight-asian="bold" style:font-weight-complex="bol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4155c5"/>
    </style:style>
    <style:style style:name="T35" style:family="text">
      <style:text-properties officeooo:rsid="0045c027"/>
    </style:style>
    <style:style style:name="T36" style:family="text">
      <style:text-properties officeooo:rsid="00452863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452863" fo:background-color="transparent" loext:char-shading-value="0"/>
    </style:style>
    <style:style style:name="T39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3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TECLA</text:span></text:span><text:span text:style-name="T5"> UTILIZADOS PELA</text:span><text:span text:style-name="T4"> MINILIBX </text:span><text:span text:style-name="T5">PARA IDENTIFICAR EVENTOS DE TECLADO.</text:span><text:span text:style-name="T6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ecla</text:span></text:p>
            </table:table-cell>
            <table:table-cell table:style-name="Table1.A1" office:value-type="string">
              <text:p text:style-name="Table_20_Heading"><text:span text:style-name="Strong_20_Emphasis">Valor (MiniLibX)</text:span></text:p>
            </table:table-cell>
            <table:table-cell table:style-name="Table1.A1" office:value-type="string">
              <text:p text:style-name="Table_20_Heading"><text:span text:style-name="Strong_20_Emphasis">Descrição Abreviad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SC</text:span></text:p>
          </table:table-cell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Fecha a janela e encerra o progra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</text:span>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ve o personagem para cim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</text:span>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Move o personagem para a esquer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ve o personagem para baix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ove o personagem para a direi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cima</text:span></text:p>
          </table:table-cell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Move o personagem para cima (alternativa ao "W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baixo</text:span></text:p>
          </table:table-cell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Move o personagem para baixo (alternativa ao "S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esquerda</text:span>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Move o personagem para a esquerda (alternativa ao "A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a para direita</text:span></text:p>
          </table:table-cell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Move o personagem para a direita (alternativa ao "D"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cla Espaço</text:span></text:p>
          </table:table-cell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Pode ser usada como uma ação especial no jogo (por exemplo, pular).</text:p>
          </table:table-cell>
        </table:table-row>
      </table:table>
      <text:h text:style-name="Heading_20_3" text:outline-level="3"><text:span text:style-name="Source_20_Text">TILE_SIZE</text:span></text:h>
      <text:list text:style-name="L1">
        <text:list-item>
          <text:p text:style-name="P38"><text:span text:style-name="Strong_20_Emphasis">Descrição</text:span>: Define o tamanho de cada sprite no jogo. Um sprite é uma imagem ou textura usada para representar elementos visuais, como o personagem, paredes ou objetos.</text:p>
        </text:list-item>
        <text:list-item>
          <text:p text:style-name="P38"><text:span text:style-name="Strong_20_Emphasis">Valor</text:span>: <text:span text:style-name="Source_20_Text">64</text:span> pixels.</text:p>
        </text:list-item>
        <text:list-item>
          <text:p text:style-name="P38"><text:span text:style-name="Strong_20_Emphasis">Uso</text:span>: Indica que cada tile (unidade do mapa) terá 64x64 pixels. Isso ajuda a uniformizar o tamanho dos elementos gráficos no jogo.</text:p>
        </text:list-item>
      </text:list>
      <text:h text:style-name="Heading_20_3" text:outline-level="3"><text:span text:style-name="Source_20_Text">KEY_ESC</text:span></text:h>
      <text:list text:style-name="L2">
        <text:list-item>
          <text:p text:style-name="P39"><text:span text:style-name="Strong_20_Emphasis">Descrição</text:span>: Representa a tecla "ESC" no teclado.</text:p>
        </text:list-item>
        <text:list-item>
          <text:p text:style-name="P39"><text:span text:style-name="Strong_20_Emphasis">Valor</text:span>: <text:span text:style-name="Source_20_Text">53</text:span>, que é o código da tecla no sistema de eventos do MiniLibX.</text:p>
        </text:list-item>
        <text:list-item>
          <text:p text:style-name="P39"><text:span text:style-name="Strong_20_Emphasis">Uso</text:span>: Será usado para encerrar o jogo e fechar a janela quando o jogador pressionar ESC.</text:p>
        </text:list-item>
      </text:list>
      <text:h text:style-name="Heading_20_3" text:outline-level="3"><text:span text:style-name="Source_20_Text">KEY_A</text:span></text:h>
      <text:list text:style-name="L3">
        <text:list-item>
          <text:p text:style-name="P40"><text:span text:style-name="Strong_20_Emphasis">Descrição</text:span>: Representa a tecla "A", utilizada para mover o personagem <text:span text:style-name="Strong_20_Emphasis">para a esquerda</text:span> no mapa.</text:p>
        </text:list-item>
        <text:list-item>
          <text:p text:style-name="P40"><text:span text:style-name="Strong_20_Emphasis">Valor</text:span>: <text:span text:style-name="Source_20_Text">0</text:span>, que é o código da tecla correspondente.</text:p>
        </text:list-item>
        <text:list-item>
          <text:p text:style-name="P40"><text:span text:style-name="Strong_20_Emphasis">Uso</text:span>: Ajuda na interação com o mapa ao permitir movimentação horizontal.</text:p>
        </text:list-item>
      </text:list>
      <text:h text:style-name="Heading_20_3" text:outline-level="3"><text:span text:style-name="Source_20_Text">KEY_S</text:span></text:h>
      <text:list text:style-name="L4">
        <text:list-item>
          <text:p text:style-name="P41"><text:span text:style-name="Strong_20_Emphasis">Descrição</text:span>: Representa a tecla "S", utilizada para mover o personagem <text:span text:style-name="Strong_20_Emphasis">para baixo</text:span> no mapa.</text:p>
        </text:list-item>
        <text:list-item>
          <text:p text:style-name="P41"><text:span text:style-name="Strong_20_Emphasis">Valor</text:span>: <text:span text:style-name="Source_20_Text">1</text:span>, que é o código da tecla correspondente.</text:p>
        </text:list-item>
        <text:list-item>
          <text:p text:style-name="P41"><text:span text:style-name="Strong_20_Emphasis">Uso</text:span>: Implementado para permitir deslocamento vertical no jogo.</text:p>
        </text:list-item>
      </text:list>
      <text:h text:style-name="Heading_20_3" text:outline-level="3"><text:soft-page-break/><text:span text:style-name="Source_20_Text">KEY_D</text:span></text:h>
      <text:list text:style-name="L5">
        <text:list-item>
          <text:p text:style-name="P42"><text:span text:style-name="Strong_20_Emphasis">Descrição</text:span>: Representa a tecla "D", utilizada para mover o personagem <text:span text:style-name="Strong_20_Emphasis">para a direita</text:span> no mapa.</text:p>
        </text:list-item>
        <text:list-item>
          <text:p text:style-name="P42"><text:span text:style-name="Strong_20_Emphasis">Valor</text:span>: <text:span text:style-name="Source_20_Text">2</text:span>, que é o código da tecla correspondente.</text:p>
        </text:list-item>
        <text:list-item>
          <text:p text:style-name="P42"><text:span text:style-name="Strong_20_Emphasis">Uso</text:span>: Completa a movimentação horizontal do personagem.</text:p>
        </text:list-item>
      </text:list>
      <text:p text:style-name="Standard"/>
      <text:p text:style-name="Standard"/>
      <text:p text:style-name="Text_20_body">O campo <text:span text:style-name="T1">**</text:span><text:span text:style-name="Source_20_Text"><text:span text:style-name="T1">map</text:span></text:span> na sua estrutura representa o <text:span text:style-name="Strong_20_Emphasis">layout do mapa do jogo</text:span> em forma de uma matriz bidimensional de caracteres (<text:span text:style-name="Source_20_Text">char **map</text:span>). Cada elemento dessa matriz corresponde a um "tile" no mapa, e o conteúdo de cada posição define o tipo de elemento presente em cada parte do jogo, como paredes, chão, colecionáveis, etc.</text:p>
      <text:h text:style-name="P4" text:outline-level="3">Como <text:span text:style-name="Source_20_Text">map</text:span> funciona no jogo:</text:h>
      <text:h text:style-name="P6" text:outline-level="3"><text:span text:style-name="Strong_20_Emphasis">Estrutura do Mapa</text:span>:</text:h>
      <text:p text:style-name="P5"><text:span text:style-name="T23">O </text:span><text:span text:style-name="Source_20_Text"><text:span text:style-name="T23">map</text:span></text:span><text:span text:style-name="T23"> é carregado a partir de um arquivo </text:span><text:span text:style-name="Source_20_Text"><text:span text:style-name="T23">.ber</text:span></text:span><text:span text:style-name="T23"> contendo a descrição do mapa do jogo.</text:span></text:p>
      <text:p text:style-name="Text_20_body">Imagine um mapa representado como uma matriz de células, onde, <text:span text:style-name="T10">c</text:span>ada célula pode ser: </text:p>
      <text:list text:style-name="L6">
        <text:list-item>
          <text:p text:style-name="P43"><text:span text:style-name="Source_20_Text"><text:span text:style-name="T18">1</text:span></text:span><text:span text:style-name="T19"> = Parede (inválida para movimento).</text:span></text:p>
        </text:list-item>
        <text:list-item>
          <text:p text:style-name="P43"><text:span text:style-name="Source_20_Text"><text:span text:style-name="T18">0</text:span></text:span><text:span text:style-name="T19"> = Espaço livre (chão, onde o jogador pode andar).</text:span></text:p>
        </text:list-item>
        <text:list-item>
          <text:p text:style-name="P43"><text:span text:style-name="Source_20_Text"><text:span text:style-name="T18">E</text:span></text:span><text:span text:style-name="T19"> = Saída (opcional, se aplicável).</text:span></text:p>
        </text:list-item>
        <text:list-item>
          <text:p text:style-name="P43"><text:span text:style-name="Source_20_Text"><text:span text:style-name="T18">C</text:span></text:span><text:span text:style-name="T19"> = Coletável (opcional).</text:span></text:p>
        </text:list-item>
        <text:list-item>
          <text:p text:style-name="P43"><text:span text:style-name="Source_20_Text"><text:span text:style-name="T18">P</text:span></text:span><text:span text:style-name="T19"> = Posição inicial do jogador (opcional).</text:span></text:p>
        </text:list-item>
      </text:list>
      <text:p text:style-name="P1">As <text:span text:style-name="Strong_20_Emphasis">bordas</text:span> do mapa são compostas apenas por <text:span text:style-name="Source_20_Text">'1'</text:span>. </text:p>
      <text:p text:style-name="P1">Exemplo de um mapa com paredes corretamente configuradas:</text:p>
      <text:p text:style-name="Standard">1 1 1 <text:s/>1 1 1 1 <text:s text:c="2"/>← "Teto" (primeira linha da matriz, sempre paredes)</text:p>
      <text:p text:style-name="Standard">1 0 0 <text:s/>0 0 0 1 <text:s text:c="2"/>← Paredes laterais (esquerda/direita) </text:p>
      <text:p text:style-name="Standard">1 0 C 0 <text:span text:style-name="T22">C</text:span> 0 1 <text:s text:c="5"/>com espaço vazio no meio.</text:p>
      <text:p text:style-name="Standard">1 0 0 <text:s/>0 0 0 1 <text:s text:c="2"/></text:p>
      <text:p text:style-name="Standard">1 0 C 0 0 E 1 <text:s text:c="2"/></text:p>
      <text:p text:style-name="Standard">1 0 0 <text:s/>0 0 0 1 <text:s text:c="2"/></text:p>
      <text:p text:style-name="Standard">1 1 1 <text:s/>1 1 1 1 <text:s text:c="2"/>← "Chão" (última linha, sempre paredes)</text:p>
      <text:p text:style-name="Standard"/>
      <text:list text:style-name="L7">
        <text:list-item>
          <text:p text:style-name="P44"><text:span text:style-name="Strong_20_Emphasis">Primeira e última linhas</text:span> de <text:span text:style-name="Source_20_Text">1</text:span> formam o teto e o chão do mapa.</text:p>
        </text:list-item>
      </text:list>
      <text:list text:style-name="L8">
        <text:list-item>
          <text:p text:style-name="P45"><text:span text:style-name="Strong_20_Emphasis">Primeira e última colunas</text:span> de <text:span text:style-name="Source_20_Text">1</text:span> formam as paredes laterais.<text:line-break/></text:p>
        </text:list-item>
      </text:list>
      <text:p text:style-name="P14">Celulas acessivel <text:span text:style-name="Source_20_Text"><text:span text:style-name="T18">0</text:span></text:span> ou espaço livre são marcada com “X”, <text:span text:style-name="T24">depois de passar o player</text:span></text:p>
      <text:p text:style-name="P13">X = celula visitada</text:p>
      <text:p text:style-name="Text_20_body"/>
      <text:p text:style-name="Standard"><text:soft-page-break/></text:p>
      <text:p text:style-name="Standard"><text:s text:c="9"/>[ Teto / Cobertura ] <text:span text:style-name="T11">espaço de cima do espaço do jogo</text:span></text:p>
      <text:p text:style-name="Standard"><text:s text:c="13"/><text:span text:style-name="T12"><text:s/>____________________ <text:s text:c="2"/></text:span><text:span text:style-name="T14">→p</text:span><text:span text:style-name="T15">rimeira linha de matriz(111111)</text:span></text:p>
      <text:p text:style-name="P2"><draw:frame text:anchor-type="paragraph" draw:z-index="0" draw:name="Text Frame 1" draw:style-name="gr2" draw:text-style-name="P52" svg:width="5.689cm" svg:height="1.625cm" svg:x="-0.734cm" svg:y="0.06cm"><draw:text-box><text:p text:style-name="P51"><text:span text:style-name="T39">Nenhum elemento do jogo pode </text:span><text:span text:style-name="T39">ultrapassar ou atravessar essa linha. Ela </text:span><text:span text:style-name="T39">funciona como uma barreira superior.</text:span></text:p></draw:text-box></draw:frame><text:s text:c="12"/>/ <text:s text:c="38"/>/|</text:p>
      <text:p text:style-name="P2"><text:s text:c="9"/>/ <text:s text:c="38"/>/ <text:s text:c="2"/>|</text:p>
      <text:p text:style-name="P2"><text:s text:c="6"/>/___________________/ <text:s text:c="6"/>|</text:p>
      <text:p text:style-name="P3"><text:s text:c="6"/>|<text:tab/><text:tab/><text:tab/> <text:s text:c="9"/>| <text:s text:c="6"/>| <text:span text:style-name="T13">→ Parede</text:span><text:span text:style-name="T16">s</text:span><text:span text:style-name="T13"> Latera</text:span><text:span text:style-name="T16">l</text:span><text:span text:style-name="T13"> (direita)</text:span></text:p>
      <text:p text:style-name="P2"><draw:frame text:anchor-type="paragraph" draw:z-index="2" draw:name="Text Frame 3" draw:style-name="gr1" draw:text-style-name="P52" svg:width="7.806cm" svg:height="1.366cm" svg:x="5.913cm" svg:y="0.081cm"><draw:text-box><text:p text:style-name="P51"><text:span text:style-name="T39">Elas funcionam como barreiras verticais </text:span><text:span text:style-name="T39">que confinam o jogador e os elementos </text:span><text:span text:style-name="T39">ao interior do mapa.</text:span></text:p></draw:text-box></draw:frame><text:s text:c="6"/>| Parede<text:span text:style-name="T17">s</text:span> Fronta<text:tab/> <text:s text:c="9"/>| <text:s text:c="6"/>|</text:p>
      <text:p text:style-name="P2"><text:s text:c="6"/>|<text:span text:style-name="T17">(Nao faz falta)</text:span><text:tab/> <text:s text:c="9"/>| <text:s text:c="6"/>|</text:p>
      <text:p text:style-name="P2"><text:s text:c="6"/>| <text:s text:c="18"/><text:tab/> <text:s text:c="9"/>| <text:s text:c="6"/>| </text:p>
      <text:p text:style-name="P2"><text:s text:c="6"/>| <text:s text:c="18"/><text:tab/> <text:s text:c="9"/>| <text:s text:c="4"/>/</text:p>
      <text:p text:style-name="P2"><text:s text:c="6"/>|___________________| <text:s/>/</text:p>
      <text:p text:style-name="P2"><text:s text:c="5"/><text:span text:style-name="T13"><text:s/>↓</text:span></text:p>
      <text:p text:style-name="Standard"><draw:frame text:anchor-type="paragraph" draw:z-index="1" draw:name="Text Frame 2" draw:style-name="gr2" draw:text-style-name="P52" svg:width="5.689cm" svg:height="1.625cm" svg:x="0.589cm" svg:y="0.616cm"><draw:text-box><text:p text:style-name="P51"><text:span text:style-name="T39">O jogador (P) e outros elementos podem andar ou se </text:span><text:span text:style-name="T39">mover dentro do limite definido pelas paredes, mas não </text:span><text:span text:style-name="T39">podem atravessar essa linha inferior.</text:span></text:p></draw:text-box></draw:frame><text:s text:c="6"/>Chão (Piso) <text:span text:style-name="T11">Ultima linha de matriz (111111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Algoritmo <text:span text:style-name="T1">FLOOD FILL:</text:span></text:p>
      <text:p text:style-name="Text_20_body"><text:tab/>Um algoritmo Flood Fill é uma técnica usada para explorar áreas conectadas em um espaço, começando de um ponto inicial. Ele verifica todas as células adjacentes (geralmente quatro direções: cima, baixo, direita e esquerda) e marca as áreas acessíveis enquanto respeita limites ou barreiras.</text:p>
      <text:p text:style-name="Text_20_body">Por exemplo:</text:p>
      <text:list text:style-name="L9">
        <text:list-item>
          <text:p text:style-name="P46">É usado em editores gráficos para preencher regiões delimitadas.</text:p>
        </text:list-item>
        <text:list-item>
          <text:p text:style-name="P46">Em jogos, valida se o jogador pode alcançar colecionáveis ou saídas no mapa.</text:p>
        </text:list-item>
      </text:list>
      <text:p text:style-name="Text_20_body"><text:tab/>A ideia é <text:s/>"encher" ou "inundar" áreas conectadas com base em regras definidas.</text:p>
      <text:p text:style-name="Standard"/>
      <text:p text:style-name="Standard"/>
      <text:p text:style-name="Standard"/>
      <text:p text:style-name="P10">mlx_init() do MiniLibX</text:p>
      <text:p text:style-name="P9">A função <text:span text:style-name="Source_20_Text"><text:span text:style-name="T1">mlx_init()</text:span></text:span><text:span text:style-name="T1"> </text:span>é usada para inicializar a MiniLibX e estabelecer uma conexão com o sistema gráfico do seu ambiente. É o primeiro passo para usar a MiniLibX em seu programa.</text:p>
      <text:h text:style-name="Heading_20_3" text:outline-level="3"><text:span text:style-name="Strong_20_Emphasis">O que ela faz?</text:span></text:h>
      <text:list text:style-name="L10">
        <text:list-item>
          <text:p text:style-name="P47"><text:span text:style-name="Strong_20_Emphasis">Cria uma instância gráfica</text:span>: Ela prepara o contexto necessário para usar outras funções da MiniLibX, como criar janelas, carregar imagens, e lidar com eventos.</text:p>
        </text:list-item>
        <text:list-item>
          <text:p text:style-name="P47"><text:span text:style-name="Strong_20_Emphasis">Configura o ambiente gráfico</text:span>: Em sistemas baseados no X Window System, como Linux, ela se conecta ao servidor X11 e configura recursos gráficos necessários.</text:p>
        </text:list-item>
        <text:list-item>
          <text:p text:style-name="P47"><text:span text:style-name="Strong_20_Emphasis">Retorna um ponteiro</text:span>: Se a inicialização for bem-sucedida, <text:span text:style-name="Source_20_Text">mlx_init()</text:span> retorna um ponteiro que é usado em outras funções (como <text:span text:style-name="Source_20_Text">mlx_new_window</text:span>). Caso falhe, retorna <text:span text:style-name="Source_20_Text">NULL</text:span>.</text:p>
        </text:list-item>
      </text:list>
      <text:h text:style-name="Heading_20_3" text:outline-level="3"><text:soft-page-break/><text:span text:style-name="Strong_20_Emphasis">Resumo do propósito</text:span></text:h>
      <text:p text:style-name="Text_20_body">É uma função essencial que configura o sistema gráfico da MiniLibX e serve como base para todas as interações visuais no seu projeto. Sem <text:span text:style-name="Source_20_Text">mlx_init()</text:span>, as funções gráficas da biblioteca não podem ser usadas.</text:p>
      <text:p text:style-name="P8"/>
      <text:p text:style-name="P8"/>
      <text:p text:style-name="P9"><text:span text:style-name="Strong_20_Emphasis">"Inicializa a instância gráfica da MiniLibX"</text:span>, não estamos nos referindo a algo provisório. A palavra "instância" nesse contexto significa criar um objeto ou entidade que representa o sistema gráfico da MiniLibX, permitindo interagir com suas funcionalidades. É uma forma de inicializar o sistema gráfico e estabelecer uma conexão que permanecerá ativa enquanto o programa estiver rodando.</text:p>
      <text:p text:style-name="Text_20_body">Portanto, a inicialização <text:span text:style-name="Strong_20_Emphasis">não é provisória</text:span>, mas sim um passo essencial e permanente (durante a execução do programa) para começar a usar as funções gráficas da MiniLibX, como criar janelas, carregar imagens e processar eventos.</text:p>
      <text:p text:style-name="P8"/>
      <text:p text:style-name="P8"/>
      <text:p text:style-name="P9"><text:span text:style-name="Source_20_Text">mlx_new_window(game-&gt;mlx, game-&gt;map_width * TILE_SIZE, game-&gt;map_height * TILE_SIZE, "so_long");</text:span>:</text:p>
      <text:list text:style-name="L11">
        <text:list-item>
          <text:p text:style-name="P48">Aqui a função calcula a largura e altura da janela:</text:p>
          <text:list>
            <text:list-item>
              <text:p text:style-name="P48"><text:span text:style-name="Strong_20_Emphasis">Largura</text:span>: <text:span text:style-name="Source_20_Text">game-&gt;map_width * TILE_SIZE = 7 * 64 = 448 pixels</text:span>.</text:p>
            </text:list-item>
            <text:list-item>
              <text:p text:style-name="P48"><text:span text:style-name="Strong_20_Emphasis">Altura</text:span>: <text:span text:style-name="Source_20_Text">game-&gt;map_height * TILE_SIZE = 7 * 64 = 448 pixels</text:span>.</text:p>
            </text:list-item>
          </text:list>
        </text:list-item>
        <text:list-item>
          <text:p text:style-name="P48">A janela criada terá o título <text:span text:style-name="Strong_20_Emphasis">"so_long"</text:span>, com essas dimensões em pixels.</text:p>
        </text:list-item>
      </text:list>
      <text:p text:style-name="P8"><text:line-break/><text:line-break/></text:p>
      <text:p text:style-name="P8"/>
      <text:p text:style-name="P11">ADICIONAR MiniLibX no projecto:</text:p>
      <text:p text:style-name="P21"><text:span text:style-name="T25">- Primeiro compilar no próprio diretorio, verificar se existem o arquivo:<text:line-break/> <text:s text:c="2"/></text:span><text:span text:style-name="T1">libmlx.a</text:span></text:p>
      <text:p text:style-name="P21"><text:span text:style-name="T6"><text:line-break/>- </text:span><text:span text:style-name="T7">Caso que o MiniLibX seja como repositorio fixo no projecto:<text:line-break/> <text:s/>listar rastreamento de git : <text:s/></text:span><text:span text:style-name="T2">ls mnlbx/.git</text:span><text:span text:style-name="T7">;</text:span></text:p>
      <text:p text:style-name="P15"><text:span text:style-name="T6"><text:s text:c="2"/>remover restareamento em caso se tiver: </text:span><text:span text:style-name="T1">rm -rf mnlbx/.git</text:span><text:span text:style-name="T6">;</text:span></text:p>
      <text:p text:style-name="P15"><text:span text:style-name="T6"/></text:p>
      <text:p text:style-name="P15"><text:span text:style-name="T6"/></text:p>
      <text:p text:style-name="P12">ALGUNS FUNÇOES DE MiniLibX</text:p>
      <text:p text:style-name="P15"><text:span text:style-name="T6"/></text:p>
      <text:p text:style-name="P17"><text:span text:style-name="Strong_20_Emphasis"><text:span text:style-name="T28">EXTENSÃO</text:span></text:span><text:span text:style-name="T33"> DE ARQUIVO .</text:span><text:span text:style-name="Source_20_Text"><text:span text:style-name="T29">xpm:</text:span></text:span></text:p>
      <text:p text:style-name="P16"><text:span text:style-name="T6"><text:tab/>É um </text:span><text:span text:style-name="Strong_20_Emphasis">formato de imagem bitmap</text:span><text:span text:style-name="T6"> usado principalmente em sistemas UNIX. Ele permite armazenar gráficos como código-fonte e é suportado por bibliotecas como </text:span><text:span text:style-name="Strong_20_Emphasis">MiniLibX</text:span><text:span text:style-name="T6">, sendo útil para </text:span><text:span text:style-name="Strong_20_Emphasis">sprites</text:span><text:span text:style-name="T6"> em jogos. </text:span></text:p>
      <text:p text:style-name="P15"><text:span text:style-name="T8"><text:tab/>Será usado para </text:span><text:span text:style-name="Strong_20_Emphasis"><text:span text:style-name="T26">todos os tipos de sprites</text:span></text:span><text:span text:style-name="T8">, incluindo </text:span><text:span text:style-name="Strong_20_Emphasis"><text:span text:style-name="T26">paredes, colecionáveis, saída e jogador</text:span></text:span><text:span text:style-name="T8">. Esse formato é compatível com a </text:span><text:span text:style-name="Strong_20_Emphasis"><text:span text:style-name="T26">MiniLibX</text:span></text:span><text:span text:style-name="T8">, permitindo que os sprites sejam carregados e renderizados corretamente no jogo.</text:span></text:p>
      <text:p text:style-name="P15"><text:span text:style-name="T8"/></text:p>
      <text:p text:style-name="P15"><text:soft-page-break/><text:span text:style-name="T8"/></text:p>
      <text:p text:style-name="P18"><text:span text:style-name="T30">F</text:span><text:span text:style-name="T31">UNÇÃO “</text:span><text:span text:style-name="Source_20_Text"><text:span text:style-name="T31">mlx_xpm_file_to_image</text:span></text:span><text:span text:style-name="Source_20_Text"><text:span text:style-name="T32">()</text:span></text:span><text:span text:style-name="Source_20_Text"><text:span text:style-name="T31">”:</text:span></text:span></text:p>
      <text:p text:style-name="P20"><text:tab/>É <text:span text:style-name="T27">uma funçao </text:span><text:span text:style-name="T8">da </text:span><text:span text:style-name="Strong_20_Emphasis"><text:span text:style-name="T26">MiniLibX</text:span></text:span><text:span text:style-name="T8"> </text:span><text:span text:style-name="T9">que </text:span><text:span text:style-name="T8">carrega um arquivo </text:span><text:span text:style-name="Strong_20_Emphasis"><text:span text:style-name="T26">XPM</text:span></text:span><text:span text:style-name="T8"> e o converte em uma imagem utilizável dentro da biblioteca.</text:span></text:p>
      <text:p text:style-name="P30"><text:span text:style-name="Strong_20_Emphasis">Entrada:</text:span> Caminho do arquivo <text:span text:style-name="Source_20_Text">.xpm</text:span>, ponteiro para largura (<text:span text:style-name="Source_20_Text">w</text:span>) e altura (<text:span text:style-name="Source_20_Text">h</text:span>). </text:p>
      <text:p text:style-name="P30"><text:span text:style-name="Strong_20_Emphasis">Saída:</text:span> Retorna um ponteiro para a imagem carregada ou <text:span text:style-name="Source_20_Text">NULL</text:span> se houver erro.</text:p>
      <text:p text:style-name="Text_20_body">Essa imagem pode ser desenhada na <text:span text:style-name="Strong_20_Emphasis">janela do jogo</text:span> usando <text:span text:style-name="Source_20_Text">mlx_put_image_to_window</text:span>.</text:p>
      <text:p text:style-name="Text_20_body"/>
      <text:p text:style-name="P19"><text:span text:style-name="T30">F</text:span><text:span text:style-name="T31">UNÇÃO “</text:span><text:span text:style-name="Source_20_Text"><text:span text:style-name="T31">mlx_xpm_file_to_image</text:span></text:span><text:span text:style-name="Source_20_Text"><text:span text:style-name="T32">()</text:span></text:span><text:span text:style-name="Source_20_Text"><text:span text:style-name="T31">”:</text:span></text:span></text:p>
      <text:p text:style-name="Text_20_body"><text:tab/>É <text:span text:style-name="T34">uma funçao </text:span>da <text:span text:style-name="Strong_20_Emphasis">MiniLibX</text:span> <text:span text:style-name="Strong_20_Emphasis">exibe</text:span> uma imagem previamente carregada na janela do jogo.</text:p>
      <text:p text:style-name="P31"><text:span text:style-name="Strong_20_Emphasis">Entrada:</text:span> Recebe a conexão (<text:span text:style-name="Source_20_Text">mlx</text:span>), a janela (<text:span text:style-name="Source_20_Text">win</text:span>), a imagem (<text:span text:style-name="Source_20_Text">img</text:span>) e as coordenadas (<text:span text:style-name="Source_20_Text">x, y</text:span>). </text:p>
      <text:p text:style-name="P31"><text:span text:style-name="Strong_20_Emphasis">Saída:</text:span> Mostra a imagem na posição especificada dentro da janela. </text:p>
      <text:p text:style-name="P31"><text:span text:style-name="Strong_20_Emphasis">Uso:</text:span> Essencial para desenhar sprites e elementos visuais no jogo.</text:p>
      <text:p text:style-name="Text_20_body"/>
      <text:p text:style-name="Text_20_body"/>
      <text:h text:style-name="P22" text:outline-level="1">SPRITES GRÁTIS | 5 SITES GRATUITOS PARA BAIXAR</text:h>
      <text:p text:style-name="P23"><text:tab/>Sprites são personagens em 2D para você usar em seus jogos.</text:p>
      <text:p text:style-name="P23">Eles servem para nós criarmos personagens e animações em 2D para você usar para jogos ou o que você deseja.</text:p>
      <text:p text:style-name="P26"/>
      <text:p text:style-name="P27">Como criar próprio sprites ou artes personalizadas para Jogos?</text:p>
      <text:p text:style-name="Text_20_body"/>
      <text:h text:style-name="Heading_20_4" text:outline-level="4"><text:span text:style-name="T20">1. OpenGameArt: </text:span><text:a xlink:type="simple" xlink:href="https://www.youtube.com/redirect?v=C0lFshu6z3s&amp;event=video_description&amp;redir_token=QUFFLUhqbVYzMkpYVnJKd2xVRkR4bmk4WVpCSWp2LWRTZ3xBQ3Jtc0trSnR1ejd5emNPRjdKNHZ6T1V5X3NZNERjS0xkQ1RKcjBkMTQ5Y0NMUkFvUUNJNDFwY0ZsQU4tLVZmS2NqQnZvbzROazR4UU1VNEhuX3p5czZnTFItYmdLNmhneVRMU3pfcVVEcDV4bXNoMkkwRVprWQ%3D%3D&amp;q=https%3A%2F%2Fopengameart.org" office:target-frame-name="_blank" xlink:show="new" text:style-name="Internet_20_link" text:visited-style-name="Visited_20_Internet_20_Link"><text:span text:style-name="T21">https://opengameart.org</text:span></text:a></text:h>
      <text:p text:style-name="P26"><text:tab/>E<text:span text:style-name="T13">sse site é um dos maiores repositórios de assets gratuitos do mundo.</text:span></text:p>
      <text:p text:style-name="P24">Como ele foi desenvolvido para ser um repositório de assets, lá você não encontra somente sprites, como  pode encontrar artes 2D, 3D, efeitos sonoros e muitas outras coisas.</text:p>
      <text:p text:style-name="P28"> </text:p>
      <text:h text:style-name="P29" text:outline-level="4"><text:span text:style-name="T20">2. Kenney:  </text:span><text:a xlink:type="simple" xlink:href="https://www.youtube.com/redirect?v=C0lFshu6z3s&amp;event=video_description&amp;redir_token=QUFFLUhqbGtoMURDY3lfb3RsN01jSEQ5V1d2dUNlSGRTUXxBQ3Jtc0ttSXoxNUMwLTZQOWlsSzRQZmxWNzVaU2NzR19xcGtSb3RWUHVRUE1pSXE4dFhkTlhDYV9odTMybU5wbnc2cUJxNTlKSmxmc3pnTzBlTFNwN196Q0JHVnhZd2JwTTlGcGxFTjBWR1pneER4cUI5eGh2dw%3D%3D&amp;q=https%3A%2F%2Fkenney.nl%2Fassets" office:target-frame-name="_blank" xlink:show="new" text:style-name="Internet_20_link" text:visited-style-name="Visited_20_Internet_20_Link"><text:span text:style-name="T21">https://kenney.nl/assets</text:span></text:a></text:h>
      <text:p text:style-name="P24"><text:tab/>Esse site mescla assets gratuitos e pagos.</text:p>
      <text:p text:style-name="P24">Todos os assets gratuitos podem ser usados por você sem problemas, até para você publicar seus jogos.</text:p>
      <text:p text:style-name="P25"> </text:p>
      <text:h text:style-name="P29" text:outline-level="4"><text:soft-page-break/><text:span text:style-name="T20">3. GameArt2D: </text:span><text:a xlink:type="simple" xlink:href="https://www.youtube.com/redirect?v=C0lFshu6z3s&amp;event=video_description&amp;redir_token=QUFFLUhqbXZMMG9SQ0F1aFlDY0NNSmlNYVhyN0lOWHdGQXxBQ3Jtc0tuZnllMUJzYTlLUFRidGpLU18zbUNJOU92elVCcjFVcGhlZlp4TFR0OE9qRlc0elE3QlhjcEdnaXhZbER1VTIyc2V2SGY5Tm16R2s5bjVKOVNBeTZWbXNlMTZySWxZLTNEMDloaFRWeGVFZ3pjMEFkRQ%3D%3D&amp;q=https%3A%2F%2Fwww.gameart2d.com%2Ffreebies.html" office:target-frame-name="_blank" xlink:show="new" text:style-name="Internet_20_link" text:visited-style-name="Visited_20_Internet_20_Link"><text:span text:style-name="T21">https://www.gameart2d.com/freebies.html</text:span></text:a></text:h>
      <text:p text:style-name="P24"><text:tab/>Nesse site você encontrará uma variedade de artes 2D gratuitas para seus jogos.</text:p>
      <text:p text:style-name="P24">Lá você encontrará ótimos recursos para trabalhar.</text:p>
      <text:p text:style-name="P28"> </text:p>
      <text:h text:style-name="P29" text:outline-level="4"><text:span text:style-name="T20">4. CraftPix: </text:span><text:a xlink:type="simple" xlink:href="https://www.youtube.com/redirect?v=C0lFshu6z3s&amp;event=video_description&amp;redir_token=QUFFLUhqbi12UXBUanB5bUJMTkJra1lQajBwbzU5cWpUd3xBQ3Jtc0ttNzFCVUtwQl80eVBBdFJEb3R1VUJWTk1zZUxGNldDcldvZ2xJOWhZSktWeF84MGdIQ2hRWGdMTlVtZ0s5eFhyZ014R3NIZFc4aXVVR3poREJ4azdSbzBGTUtXRk9wbEtQSjRqMFlnb0o2b0RGcHdLMA%3D%3D&amp;q=https%3A%2F%2Fcraftpix.net" office:target-frame-name="_blank" xlink:show="new" text:style-name="Internet_20_link" text:visited-style-name="Visited_20_Internet_20_Link"><text:span text:style-name="T21">https://craftpix.net</text:span></text:a></text:h>
      <text:p text:style-name="P24"><text:tab/>De todos esse talvez seja o mais novo site de assets para games.</text:p>
      <text:p text:style-name="P24">Os seus assets em sua grande maioria são pagos, mas existe muita coisa gratuita que pode ser explorada por você.</text:p>
      <text:p text:style-name="P28"> </text:p>
      <text:h text:style-name="P29" text:outline-level="4"><text:span text:style-name="T20">5. AssetStore: </text:span><text:a xlink:type="simple" xlink:href="https://www.youtube.com/redirect?v=C0lFshu6z3s&amp;event=video_description&amp;redir_token=QUFFLUhqbi1ySE9TWWdENkNycW5mblBqMUEwYlVoSk92Z3xBQ3Jtc0tsUDVtV0c2c2paYXEwRWt3eThiVV80UDFYLURJTVBDMk9SOThZSHJvSGdLRGNTRzlDOHJneUxHcGxpOTNCTjVLUmdfS25meDBzR0NoVElFTEc4VmlBd2FiZEF4aTVDQ1JfVFhSOUFKQTJxbUloeGI4Zw%3D%3D&amp;q=https%3A%2F%2Fassetstore.unity.com" office:target-frame-name="_blank" xlink:show="new" text:style-name="Internet_20_link" text:visited-style-name="Visited_20_Internet_20_Link"><text:span text:style-name="T21">https://assetstore.unity.com</text:span></text:a></text:h>
      <text:p text:style-name="P24"><text:tab/>Talvez o mais popular site para quem quer procurar assets gratuitos e pagos para seus jogos.</text:p>
      <text:p text:style-name="P24"><text:tab/>Lá você encontra uma variedade de opções de itens diferentes para você colocar no seu jogo, incluindo sprites gratuitos.</text:p>
      <text:p text:style-name="P28"> </text:p>
      <text:h text:style-name="P29" text:outline-level="4"><text:span text:style-name="T20">Bônus. Itch.io: </text:span><text:a xlink:type="simple" xlink:href="https://www.youtube.com/redirect?v=C0lFshu6z3s&amp;event=video_description&amp;redir_token=QUFFLUhqbjQ2RmV1akFnYURCbDg1UWpRZ1pvcmd0bG5fd3xBQ3Jtc0tuOXcwdUdzaW5kdGZuQUFDM1g0WUpDMEQ2VVVzOXBiZWdEbGdsbklzV09sT0k2ZGlkUzVmcTZoel94T2ZqRXkyS0o4T2JMZVltbEtUcUwwd2tERmJsWmdHMm01RklGRmpON1FNMHFxWWRmRFJMQ3Vibw%3D%3D&amp;q=https%3A%2F%2Fitch.io%2Fgame-assets%2Ffree" office:target-frame-name="_blank" xlink:show="new" text:style-name="Internet_20_link" text:visited-style-name="Visited_20_Internet_20_Link"><text:span text:style-name="T21">https://itch.io/game-assets/free</text:span></text:a></text:h>
      <text:p text:style-name="P24"><text:tab/>Apesar dessa plataforma ser conhecida por assets pagos, lá você pode encontrar sprites grátis para seu jogo.</text:p>
      <text:p text:style-name="Text_20_body"/>
      <text:p text:style-name="P32"><text:span text:style-name="T1">Referencians :</text:span><text:line-break/><text:a xlink:type="simple" xlink:href="https://www.crieseusjogos.com.br/sprites-5-sites-gratuitos/#:~:text=Sprites%20grátis%20%7C%205%20sites%20gratuitos%20para%20baixar,CraftPix%3A%20https%3A%2F%2Fcraftpix.net%20...%205%205.%20AssetStore%3A%20https%3A%2F%2Fassetstore.unity.com%20" text:style-name="Internet_20_link" text:visited-style-name="Visited_20_Internet_20_Link">https://www.crieseusjogos.com.br/sprites-5-sites-gratuitos/#:~:text=Sprites%20gr%C3%A1tis%20%7C%205%20sites%20gratuitos%20para%20baixar,CraftPix%3A%20https%3A%2F%2Fcraftpix.net%20...%205%205.%20AssetStore%3A%20https%3A%2F%2Fassetstore.unity.com%20</text:a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Descriçao dos sprites do jogos:<text:line-break/><text:line-break/>Display:</text:p>
      <text:p text:style-name="P33"><text:tab/>cor da pele:</text:p>
      <text:p text:style-name="P33"><text:tab/><text:span text:style-name="T35">vestido de fatos: negro branco com gravata</text:span></text:p>
      <text:p text:style-name="P33"><text:tab/><text:span text:style-name="T35">Saco: Cor brancos com nº 42</text:span></text:p>
      <text:p text:style-name="P33">Collectible:</text:p>
      <text:p text:style-name="P33">exit:</text:p>
      <text:p text:style-name="P34">wall:<text:line-break/><text:line-break/><text:line-break/><text:span text:style-name="Strong_20_Emphasis"><text:span text:style-name="T37">SPRITES CARREGADOS: (</text:span></text:span><text:span text:style-name="Source_20_Text"><text:span text:style-name="T37">mlx_xpm_file_to_image()</text:span></text:span><text:span text:style-name="Strong_20_Emphasis"><text:span text:style-name="T37">)</text:span></text:span></text:p>
      <text:p text:style-name="P36"><text:tab/>U<text:span text:style-name="T36">sa</text:span>r<text:span text:style-name="T36"> arquivos de imagem </text:span><text:span text:style-name="Source_20_Text"><text:span text:style-name="T36">.xpm</text:span></text:span><text:span text:style-name="T36"> para representar elementos do jogo (personagem, paredes, coletáveis, saída). </text:span></text:p>
      <text:p text:style-name="P36"><text:span text:style-name="T36"><text:tab/>As imagens são carregadas na memória e posicionadas na tela com </text:span><text:span text:style-name="Source_20_Text"><text:span text:style-name="T36">mlx_put_image_to_window()</text:span></text:span><text:span text:style-name="T36">.</text:span></text:p>
      <text:p text:style-name="P36"><text:span text:style-name="T36"><text:tab/>Isso </text:span><text:span text:style-name="Strong_20_Emphasis"><text:span text:style-name="T36">permite maior liberdade visual</text:span></text:span><text:span text:style-name="T36">, pois você pode criar gráficos personalizados e detalhados.</text:span></text:p>
      <text:p text:style-name="P36"/>
      <text:p text:style-name="P37"><text:span text:style-name="Strong_20_Emphasis">PRIMITIVAS GRÁFICAS (</text:span><text:span text:style-name="Source_20_Text">mlx_pixel_put()</text:span><text:span text:style-name="Strong_20_Emphasis">)</text:span> </text:p>
      <text:p text:style-name="P37"><text:tab/>São desenhos básicos criados diretamente via MLX (como pontos, linhas e retângulos).</text:p>
      <text:p text:style-name="P37"><text:tab/>Exemplo: <text:span text:style-name="Source_20_Text">mlx_pixel_put(game.mlx, game.win, x, y, 0xFFFFFF)</text:span> desenha um <text:span text:style-name="Strong_20_Emphasis">pixel branco</text:span> na posição <text:span text:style-name="Source_20_Text">(x, y)</text:span>. </text:p>
      <text:p text:style-name="P37"><text:tab/>Útil para jogos extremamente simples, mas <text:span text:style-name="Strong_20_Emphasis">limita muito os detalhes visuais</text:span>, pois exige desenhar cada elemento manualmente.</text:p>
      <text:p text:style-name="P34"><text:span text:style-name="T38"/></text:p>
      <text:p text:style-name="P34"><text:span text:style-name="T38"/></text:p>
      <text:p text:style-name="P34"><text:span text:style-name="T38"/></text:p>
      <text:p text:style-name="P34"><text:line-break/><text:line-break/><text:span text:style-name="T3">ALGORITIMO DE BUSCA (BFC ou A estrela)</text:span></text:p>
      <text:p text:style-name="P35"><text:span text:style-name="Strong_20_Emphasis"><text:tab/>Se o jogador quiser o caminho mais curto para </text:span><text:span text:style-name="Source_20_Text">'C'</text:span>, seria necessário um <text:span text:style-name="Strong_20_Emphasis">algoritmo de busca</text:span>, como <text:span text:style-name="Strong_20_Emphasis">BFS (Busca em Largura)</text:span> ou <text:span text:style-name="Emphasis">A</text:span> (A estrela)*.</text:p>
      <text:p text:style-name="P35"><text:span text:style-name="Strong_20_Emphasis"/></text:p>
      <text:p text:style-name="P35"/>
      <text:p text:style-name="P35"><text:soft-page-break/></text:p>
      <text:p text:style-name="P33"/>
      <text:p text:style-name="P33"/>
      <text:p text:style-name="P33"/>
      <text:p text:style-name="P33">📌 <text:span text:style-name="Strong_20_Emphasis">🔹 O que significa esse resultado?</text:span> ✅ <text:span text:style-name="Strong_20_Emphasis">O arquivo </text:span><text:span text:style-name="Source_20_Text">.ber</text:span><text:span text:style-name="Strong_20_Emphasis"> está sendo aberto corretamente e suas linhas estão sendo lidas sem erros.</text:span> ✅ <text:span text:style-name="Source_20_Text">ft_get_next_line()</text:span><text:span text:style-name="Strong_20_Emphasis"> não está causando um loop infinito.</text:span> ✅ <text:span text:style-name="Strong_20_Emphasis">O problema de travamento acontece DEPOIS</text:span> da leitura do mapa.</text:p>
      <text:p text:style-name="P50">📌 <text:span text:style-name="Strong_20_Emphasis">💡 Próximo passo para depuração:</text:span> 🔹 <text:span text:style-name="Strong_20_Emphasis">Agora devemos verificar qual função está causando o travamento após </text:span><text:span text:style-name="Source_20_Text">ft_validate_map()</text:span><text:span text:style-name="Strong_20_Emphasis">.</text:span> 🔹 <text:span text:style-name="Strong_20_Emphasis">Adicione prints dentro de </text:span><text:span text:style-name="Source_20_Text">ft_check_map_dimensions()</text:span><text:span text:style-name="Strong_20_Emphasis">, </text:span></text:p>
      <text:p text:style-name="P50"><text:span text:style-name="Source_20_Text">ft_check_map_walls()</text:span><text:span text:style-name="Strong_20_Emphasis">, </text:span></text:p>
      <text:p text:style-name="P50"><text:span text:style-name="Source_20_Text">ft_check_map_content()</text:span><text:span text:style-name="Strong_20_Emphasis">, </text:span></text:p>
      <text:p text:style-name="P50"><text:span text:style-name="Source_20_Text">ft_flood_fill_check()</text:span> </text:p>
      <text:p text:style-name="P50">para ver até qual verificação o programa chega antes de parar.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1:02:48.809778694</meta:creation-date>
    <dc:date>2025-05-02T14:18:18.581024287</dc:date>
    <meta:editing-duration>P3DT12H4M52S</meta:editing-duration>
    <meta:editing-cycles>27</meta:editing-cycles>
    <meta:generator>LibreOffice/24.2.7.2$Linux_X86_64 LibreOffice_project/420$Build-2</meta:generator>
    <meta:document-statistic meta:table-count="1" meta:image-count="0" meta:object-count="0" meta:page-count="8" meta:paragraph-count="179" meta:word-count="1716" meta:character-count="10998" meta:non-whitespace-character-count="9093"/>
  </office:meta>
</office:document-meta>
</file>